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 (oh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1.61" calcext:value-type="float">
            <text:p>1,6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1" table:formula="of:=STDEV([.B2:.B11])" office:value-type="float" office:value="0.0875595035770913" calcext:value-type="float">
            <text:p>0,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5" number:min-decimal-places="15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30T10:03:14.040000000</dc:date>
    <meta:editing-duration>PT2M50S</meta:editing-duration>
    <meta:editing-cycles>2</meta:editing-cycles>
    <meta:generator>LibreOffice/7.4.0.3$Windows_X86_64 LibreOffice_project/f85e47c08ddd19c015c0114a68350214f7066f5a</meta:generator>
    <meta:document-statistic meta:table-count="1" meta:cell-count="26" meta:object-count="0"/>
  </office:meta>
</office:document-meta>
</file>